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75cm"/>
    </style:style>
    <style:style style:name="gr4" style:family="graphic" style:parent-style-name="standard">
      <style:graphic-properties draw:stroke="none" svg:stroke-color="#000000" draw:fill="none" draw:fill-color="#ffffff" fo:min-height="0.41cm"/>
    </style:style>
    <style:style style:name="gr5" style:family="graphic" style:parent-style-name="standard">
      <style:graphic-properties draw:stroke="none" svg:stroke-color="#000000" draw:fill="none" draw:fill-color="#ffffff" fo:min-height="0.08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245cm"/>
    </style:style>
    <style:style style:name="gr8" style:family="graphic" style:parent-style-name="standard">
      <style:graphic-properties draw:stroke="none" svg:stroke-color="#000000" draw:fill="none" draw:fill-color="#ffffff" fo:min-height="1.485cm"/>
    </style:style>
    <style:style style:name="gr9" style:family="graphic" style:parent-style-name="standard">
      <style:graphic-properties draw:stroke="none" svg:stroke-color="#000000" draw:fill="none" draw:fill-color="#ffffff" fo:min-height="1.303cm"/>
    </style:style>
    <style:style style:name="gr10" style:family="graphic" style:parent-style-name="standard">
      <style:graphic-properties draw:stroke="none" svg:stroke-color="#000000" draw:fill="none" draw:fill-color="#ffffff" fo:min-height="9.14cm"/>
    </style:style>
    <style:style style:name="gr11" style:family="graphic" style:parent-style-name="standard">
      <style:graphic-properties draw:stroke="none" svg:stroke-color="#000000" draw:fill="none" draw:fill-color="#ffffff" fo:min-height="1.56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4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5cm"/>
    </style:style>
    <style:style style:name="gr18" style:family="graphic" style:parent-style-name="standard">
      <style:graphic-properties draw:stroke="none" svg:stroke-color="#000000" draw:fill="none" draw:fill-color="#ffffff" fo:min-height="2.075cm"/>
    </style:style>
    <style:style style:name="gr19" style:family="graphic" style:parent-style-name="standard">
      <style:graphic-properties draw:fill="solid" draw:fill-color="#00cccc" draw:textarea-horizontal-align="center" draw:textarea-vertical-align="middle"/>
    </style:style>
    <style:style style:name="gr20" style:family="graphic" style:parent-style-name="standard">
      <style:graphic-properties draw:fill="solid" draw:fill-color="#198a8a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2cm"/>
    </style:style>
    <style:style style:name="gr22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075cm" svg:height="13.365cm" svg:x="6.257cm" svg:y="5.335cm">
          <text:p/>
        </draw:rect>
        <draw:g>
          <draw:circle draw:style-name="gr2" draw:text-style-name="P1" draw:layer="layout" svg:width="0.33cm" svg:height="0.33cm" svg:x="6.49cm" svg:y="15.19cm">
            <text:p/>
          </draw:circle>
          <draw:circle draw:style-name="gr2" draw:text-style-name="P1" draw:layer="layout" svg:width="0.33cm" svg:height="0.33cm" svg:x="6.49cm" svg:y="17.83cm">
            <text:p/>
          </draw:circle>
          <draw:circle draw:style-name="gr2" draw:text-style-name="P1" draw:layer="layout" svg:width="0.33cm" svg:height="0.33cm" svg:x="6.49cm" svg:y="17.17cm">
            <text:p/>
          </draw:circle>
          <draw:circle draw:style-name="gr2" draw:text-style-name="P1" draw:layer="layout" svg:width="0.33cm" svg:height="0.33cm" svg:x="6.49cm" svg:y="16.51cm">
            <text:p/>
          </draw:circle>
          <draw:circle draw:style-name="gr2" draw:text-style-name="P1" draw:layer="layout" svg:width="0.33cm" svg:height="0.33cm" svg:x="6.49cm" svg:y="15.85cm">
            <text:p/>
          </draw:circle>
          <draw:circle draw:style-name="gr2" draw:text-style-name="P1" draw:layer="layout" svg:width="0.33cm" svg:height="0.33cm" svg:x="6.49cm" svg:y="14.53cm">
            <text:p/>
          </draw:circle>
        </draw:g>
        <draw:g>
          <draw:circle draw:style-name="gr2" draw:text-style-name="P1" draw:layer="layout" svg:width="0.33cm" svg:height="0.33cm" svg:x="6.49cm" svg:y="10.735cm">
            <text:p/>
          </draw:circle>
          <draw:circle draw:style-name="gr2" draw:text-style-name="P1" draw:layer="layout" svg:width="0.33cm" svg:height="0.33cm" svg:x="6.49cm" svg:y="13.375cm">
            <text:p/>
          </draw:circle>
          <draw:circle draw:style-name="gr2" draw:text-style-name="P1" draw:layer="layout" svg:width="0.33cm" svg:height="0.33cm" svg:x="6.49cm" svg:y="12.715cm">
            <text:p/>
          </draw:circle>
          <draw:circle draw:style-name="gr2" draw:text-style-name="P1" draw:layer="layout" svg:width="0.33cm" svg:height="0.33cm" svg:x="6.49cm" svg:y="12.055cm">
            <text:p/>
          </draw:circle>
          <draw:circle draw:style-name="gr2" draw:text-style-name="P1" draw:layer="layout" svg:width="0.33cm" svg:height="0.33cm" svg:x="6.49cm" svg:y="11.395cm">
            <text:p/>
          </draw:circle>
          <draw:circle draw:style-name="gr2" draw:text-style-name="P1" draw:layer="layout" svg:width="0.33cm" svg:height="0.33cm" svg:x="6.49cm" svg:y="10.075cm">
            <text:p/>
          </draw:circle>
        </draw:g>
        <draw:g>
          <draw:circle draw:style-name="gr2" draw:text-style-name="P1" draw:layer="layout" svg:width="0.33cm" svg:height="0.33cm" svg:x="14.695cm" svg:y="15.355cm">
            <text:p/>
          </draw:circle>
          <draw:circle draw:style-name="gr2" draw:text-style-name="P1" draw:layer="layout" svg:width="0.33cm" svg:height="0.33cm" svg:x="14.695cm" svg:y="17.995cm">
            <text:p/>
          </draw:circle>
          <draw:circle draw:style-name="gr2" draw:text-style-name="P1" draw:layer="layout" svg:width="0.33cm" svg:height="0.33cm" svg:x="14.695cm" svg:y="17.335cm">
            <text:p/>
          </draw:circle>
          <draw:circle draw:style-name="gr2" draw:text-style-name="P1" draw:layer="layout" svg:width="0.33cm" svg:height="0.33cm" svg:x="14.695cm" svg:y="16.675cm">
            <text:p/>
          </draw:circle>
          <draw:circle draw:style-name="gr2" draw:text-style-name="P1" draw:layer="layout" svg:width="0.33cm" svg:height="0.33cm" svg:x="14.695cm" svg:y="16.015cm">
            <text:p/>
          </draw:circle>
          <draw:circle draw:style-name="gr2" draw:text-style-name="P1" draw:layer="layout" svg:width="0.33cm" svg:height="0.33cm" svg:x="14.695cm" svg:y="14.695cm">
            <text:p/>
          </draw:circle>
          <draw:circle draw:style-name="gr2" draw:text-style-name="P1" draw:layer="layout" svg:width="0.33cm" svg:height="0.33cm" svg:x="14.695cm" svg:y="14.035cm">
            <text:p/>
          </draw:circle>
          <draw:circle draw:style-name="gr2" draw:text-style-name="P1" draw:layer="layout" svg:width="0.33cm" svg:height="0.33cm" svg:x="14.695cm" svg:y="13.375cm">
            <text:p/>
          </draw:circle>
        </draw:g>
        <draw:g>
          <draw:circle draw:style-name="gr2" draw:text-style-name="P1" draw:layer="layout" svg:width="0.33cm" svg:height="0.33cm" svg:x="14.695cm" svg:y="10.075cm">
            <text:p/>
          </draw:circle>
          <draw:circle draw:style-name="gr2" draw:text-style-name="P1" draw:layer="layout" svg:width="0.33cm" svg:height="0.33cm" svg:x="14.695cm" svg:y="12.715cm">
            <text:p/>
          </draw:circle>
          <draw:circle draw:style-name="gr2" draw:text-style-name="P1" draw:layer="layout" svg:width="0.33cm" svg:height="0.33cm" svg:x="14.695cm" svg:y="12.055cm">
            <text:p/>
          </draw:circle>
          <draw:circle draw:style-name="gr2" draw:text-style-name="P1" draw:layer="layout" svg:width="0.33cm" svg:height="0.33cm" svg:x="14.695cm" svg:y="11.395cm">
            <text:p/>
          </draw:circle>
          <draw:circle draw:style-name="gr2" draw:text-style-name="P1" draw:layer="layout" svg:width="0.33cm" svg:height="0.33cm" svg:x="14.695cm" svg:y="10.735cm">
            <text:p/>
          </draw:circle>
          <draw:circle draw:style-name="gr2" draw:text-style-name="P1" draw:layer="layout" svg:width="0.33cm" svg:height="0.33cm" svg:x="14.695cm" svg:y="9.415cm">
            <text:p/>
          </draw:circle>
          <draw:circle draw:style-name="gr2" draw:text-style-name="P1" draw:layer="layout" svg:width="0.33cm" svg:height="0.33cm" svg:x="14.695cm" svg:y="8.755cm">
            <text:p/>
          </draw:circle>
          <draw:circle draw:style-name="gr2" draw:text-style-name="P1" draw:layer="layout" svg:width="0.33cm" svg:height="0.33cm" svg:x="14.695cm" svg:y="8.095cm">
            <text:p/>
          </draw:circle>
        </draw:g>
        <draw:frame draw:style-name="gr3" draw:text-style-name="P3" draw:layer="layout" svg:width="2.31cm" svg:height="0.825cm" svg:x="4.015cm" svg:y="17.665cm">
          <draw:text-box>
            <text:p text:style-name="P2"><text:span text:style-name="T1">Pin14 A0</text:span></text:p>
          </draw:text-box>
        </draw:frame>
        <draw:frame draw:style-name="gr3" draw:text-style-name="P3" draw:layer="layout" svg:width="2.31cm" svg:height="0.825cm" svg:x="4.015cm" svg:y="17.005cm">
          <draw:text-box>
            <text:p text:style-name="P2"><text:span text:style-name="T1">Pin15 A1</text:span></text:p>
          </draw:text-box>
        </draw:frame>
        <draw:frame draw:style-name="gr3" draw:text-style-name="P3" draw:layer="layout" svg:width="2.31cm" svg:height="0.825cm" svg:x="4.015cm" svg:y="16.345cm">
          <draw:text-box>
            <text:p text:style-name="P2"><text:span text:style-name="T1">Pin16 A2</text:span></text:p>
          </draw:text-box>
        </draw:frame>
        <draw:frame draw:style-name="gr4" draw:text-style-name="P3" draw:layer="layout" svg:width="2.597cm" svg:height="0.721cm" svg:x="3.683cm" svg:y="15.624cm">
          <draw:text-box>
            <text:p text:style-name="P2"><text:span text:style-name="T1">Pin17 A3</text:span></text:p>
          </draw:text-box>
        </draw:frame>
        <draw:frame draw:style-name="gr5" draw:text-style-name="P3" draw:layer="layout" svg:width="3.3cm" svg:height="0.721cm" svg:x="2.98cm" svg:y="15.025cm">
          <draw:text-box>
            <text:p text:style-name="P2"><text:span text:style-name="T1">Blue Pin18 A4</text:span></text:p>
          </draw:text-box>
        </draw:frame>
        <draw:frame draw:style-name="gr6" draw:text-style-name="P3" draw:layer="layout" svg:width="3.21cm" svg:height="0.721cm" svg:x="3.145cm" svg:y="14.304cm">
          <draw:text-box>
            <text:p text:style-name="P2"><text:span text:style-name="T1">Gold Pin19 A5</text:span></text:p>
          </draw:text-box>
        </draw:frame>
        <draw:frame draw:style-name="gr3" draw:text-style-name="P3" draw:layer="layout" svg:width="2.31cm" svg:height="0.825cm" svg:x="4.015cm" svg:y="13.21cm">
          <draw:text-box>
            <text:p text:style-name="P2"><text:span text:style-name="T1">Vin</text:span></text:p>
          </draw:text-box>
        </draw:frame>
        <draw:frame draw:style-name="gr3" draw:text-style-name="P3" draw:layer="layout" svg:width="2.31cm" svg:height="0.825cm" svg:x="4.015cm" svg:y="11.89cm">
          <draw:text-box>
            <text:p text:style-name="P2"><text:span text:style-name="T1">Gnd</text:span></text:p>
          </draw:text-box>
        </draw:frame>
        <draw:frame draw:style-name="gr3" draw:text-style-name="P3" draw:layer="layout" svg:width="2.31cm" svg:height="0.825cm" svg:x="3.946cm" svg:y="11.206cm">
          <draw:text-box>
            <text:p text:style-name="P2"><text:span text:style-name="T1">+5V</text:span></text:p>
          </draw:text-box>
        </draw:frame>
        <draw:frame draw:style-name="gr3" draw:text-style-name="P3" draw:layer="layout" svg:width="2.31cm" svg:height="0.825cm" svg:x="4.015cm" svg:y="10.57cm">
          <draw:text-box>
            <text:p text:style-name="P2"><text:span text:style-name="T1">3.3V</text:span></text:p>
          </draw:text-box>
        </draw:frame>
        <draw:frame draw:style-name="gr3" draw:text-style-name="P3" draw:layer="layout" svg:width="2.31cm" svg:height="0.825cm" svg:x="4.015cm" svg:y="9.91cm">
          <draw:text-box>
            <text:p text:style-name="P2"><text:span text:style-name="T1">Reset</text:span></text:p>
          </draw:text-box>
        </draw:frame>
        <draw:frame draw:style-name="gr7" draw:text-style-name="P3" draw:layer="layout" svg:width="2.025cm" svg:height="0.721cm" svg:x="4.3cm" svg:y="12.55cm">
          <draw:text-box>
            <text:p text:style-name="P2"><text:span text:style-name="T1">Gnd</text:span></text:p>
          </draw:text-box>
        </draw:frame>
        <draw:frame draw:style-name="gr3" draw:text-style-name="P5" draw:layer="layout" svg:width="3.465cm" svg:height="0.825cm" svg:x="15.323cm" svg:y="7.93cm">
          <draw:text-box>
            <text:p text:style-name="P4"><text:span text:style-name="T1">Analog Ref</text:span></text:p>
          </draw:text-box>
        </draw:frame>
        <draw:frame draw:style-name="gr3" draw:text-style-name="P5" draw:layer="layout" svg:width="2.31cm" svg:height="0.825cm" svg:x="15.323cm" svg:y="8.59cm">
          <draw:text-box>
            <text:p text:style-name="P4"><text:span text:style-name="T1">Gnd</text:span></text:p>
          </draw:text-box>
        </draw:frame>
        <draw:frame draw:style-name="gr3" draw:text-style-name="P5" draw:layer="layout" svg:width="5.235cm" svg:height="0.825cm" svg:x="15.323cm" svg:y="9.235cm">
          <draw:text-box>
            <text:p text:style-name="P4"><text:span text:style-name="T1">Pin13 PB5 SCK (LED)</text:span></text:p>
          </draw:text-box>
        </draw:frame>
        <draw:frame draw:style-name="gr3" draw:text-style-name="P5" draw:layer="layout" svg:width="5.235cm" svg:height="0.825cm" svg:x="15.323cm" svg:y="9.91cm">
          <draw:text-box>
            <text:p text:style-name="P4"><text:span text:style-name="T1">Pin12 PB4 MISO</text:span></text:p>
          </draw:text-box>
        </draw:frame>
        <draw:frame draw:style-name="gr3" draw:text-style-name="P5" draw:layer="layout" svg:width="6.39cm" svg:height="0.825cm" svg:x="15.323cm" svg:y="10.57cm">
          <draw:text-box>
            <text:p text:style-name="P4"><text:span text:style-name="T1">Pin11 PB3 MOSI/OC2 (PWM)</text:span></text:p>
          </draw:text-box>
        </draw:frame>
        <draw:frame draw:style-name="gr3" draw:text-style-name="P5" draw:layer="layout" svg:width="7.665cm" svg:height="0.825cm" svg:x="15.278cm" svg:y="11.215cm">
          <draw:text-box>
            <text:p text:style-name="P4"><text:span text:style-name="T1">Pin10 PB2 OC1B/SS (PWM)</text:span></text:p>
          </draw:text-box>
        </draw:frame>
        <draw:frame draw:style-name="gr3" draw:text-style-name="P5" draw:layer="layout" svg:width="5.235cm" svg:height="0.825cm" svg:x="15.323cm" svg:y="11.89cm">
          <draw:text-box>
            <text:p text:style-name="P4"><text:span text:style-name="T1">Pin9 PB1 OC1A (PWM)</text:span></text:p>
          </draw:text-box>
        </draw:frame>
        <draw:frame draw:style-name="gr3" draw:text-style-name="P5" draw:layer="layout" svg:width="5.235cm" svg:height="0.825cm" svg:x="15.323cm" svg:y="12.55cm">
          <draw:text-box>
            <text:p text:style-name="P4"><text:span text:style-name="T1">Pin8 PB0 ICP1</text:span></text:p>
          </draw:text-box>
        </draw:frame>
        <draw:frame draw:style-name="gr3" draw:text-style-name="P5" draw:layer="layout" svg:width="5.235cm" svg:height="0.825cm" svg:x="15.323cm" svg:y="13.21cm">
          <draw:text-box>
            <text:p text:style-name="P4"><text:span text:style-name="T1">Pin7 PD7 AIN1</text:span></text:p>
          </draw:text-box>
        </draw:frame>
        <draw:frame draw:style-name="gr3" draw:text-style-name="P5" draw:layer="layout" svg:width="5.115cm" svg:height="0.825cm" svg:x="15.323cm" svg:y="13.87cm">
          <draw:text-box>
            <text:p text:style-name="P4"><text:span text:style-name="T1">Pin6 PD6 AIN0 (PWM)</text:span></text:p>
          </draw:text-box>
        </draw:frame>
        <draw:frame draw:style-name="gr3" draw:text-style-name="P5" draw:layer="layout" svg:width="5.235cm" svg:height="0.825cm" svg:x="15.323cm" svg:y="14.53cm">
          <draw:text-box>
            <text:p text:style-name="P4"><text:span text:style-name="T1">Pin5 PD5 T1 (PWM)</text:span></text:p>
          </draw:text-box>
        </draw:frame>
        <draw:frame draw:style-name="gr3" draw:text-style-name="P5" draw:layer="layout" svg:width="5.235cm" svg:height="0.825cm" svg:x="15.323cm" svg:y="15.19cm">
          <draw:text-box>
            <text:p text:style-name="P4"><text:span text:style-name="T1">Pin4 PD4 XCLK/T0</text:span></text:p>
          </draw:text-box>
        </draw:frame>
        <draw:frame draw:style-name="gr3" draw:text-style-name="P5" draw:layer="layout" svg:width="4.95cm" svg:height="0.825cm" svg:x="15.323cm" svg:y="15.85cm">
          <draw:text-box>
            <text:p text:style-name="P4"><text:span text:style-name="T1">Pin3 PD3 INT1 (PWM)</text:span></text:p>
          </draw:text-box>
        </draw:frame>
        <draw:frame draw:style-name="gr3" draw:text-style-name="P5" draw:layer="layout" svg:width="4.95cm" svg:height="0.825cm" svg:x="15.323cm" svg:y="16.51cm">
          <draw:text-box>
            <text:p text:style-name="P4"><text:span text:style-name="T1">Pin2 PD2 INT0</text:span></text:p>
          </draw:text-box>
        </draw:frame>
        <draw:frame draw:style-name="gr3" draw:text-style-name="P5" draw:layer="layout" svg:width="5.235cm" svg:height="0.825cm" svg:x="15.323cm" svg:y="17.17cm">
          <draw:text-box>
            <text:p text:style-name="P4"><text:span text:style-name="T1">Pin1 PD1 Tx</text:span></text:p>
          </draw:text-box>
        </draw:frame>
        <draw:frame draw:style-name="gr3" draw:text-style-name="P5" draw:layer="layout" svg:width="5.235cm" svg:height="0.825cm" svg:x="15.323cm" svg:y="17.83cm">
          <draw:text-box>
            <text:p text:style-name="P4"><text:span text:style-name="T1">Pin0 PD0 Rx</text:span></text:p>
          </draw:text-box>
        </draw:frame>
        <draw:frame draw:style-name="gr8" draw:text-style-name="P6" draw:layer="layout" svg:width="4.95cm" svg:height="1.735cm" svg:x="8.755cm" svg:y="7.6cm">
          <draw:text-box>
            <text:p><text:span text:style-name="T2">LEDuino</text:span></text:p>
          </draw:text-box>
        </draw:frame>
        <draw:rect draw:style-name="gr2" draw:text-style-name="P1" draw:layer="layout" svg:width="0.99cm" svg:height="1.65cm" svg:x="7.435cm" svg:y="4.96cm">
          <text:p/>
        </draw:rect>
        <draw:frame draw:style-name="gr9" draw:text-style-name="P7" draw:layer="layout" svg:width="2.508cm" svg:height="1.661cm" svg:x="6.742cm" svg:y="3.31cm">
          <draw:text-box>
            <text:p text:style-name="P1"><text:span text:style-name="T1">Power In</text:span></text:p>
            <text:p text:style-name="P1"><text:span text:style-name="T1">7-12V</text:span></text:p>
            <text:p text:style-name="P1"><text:span text:style-name="T1">Centre +</text:span></text:p>
          </draw:text-box>
        </draw:frame>
        <draw:rect draw:style-name="gr2" draw:text-style-name="P1" draw:layer="layout" svg:width="0.99cm" svg:height="0.99cm" svg:x="13.21cm" svg:y="4.96cm">
          <text:p/>
        </draw:rect>
        <draw:frame draw:style-name="gr10" draw:text-style-name="P5" draw:layer="layout" svg:width="3.465cm" svg:height="9.39cm" svg:x="13.045cm" svg:y="4.3cm">
          <draw:text-box>
            <text:p text:style-name="P4"><text:span text:style-name="T1">USB</text:span></text:p>
          </draw:text-box>
        </draw:frame>
        <draw:rect draw:style-name="gr2" draw:text-style-name="P1" draw:layer="layout" svg:width="0.66cm" svg:height="1.32cm" svg:x="6.28cm" svg:y="5.785cm">
          <text:p/>
        </draw:rect>
        <draw:rect draw:style-name="gr2" draw:text-style-name="P1" draw:layer="layout" svg:width="0.66cm" svg:height="0.33cm" svg:x="5.62cm" svg:y="6.115cm">
          <text:p/>
        </draw:rect>
        <draw:rect draw:style-name="gr2" draw:text-style-name="P1" draw:layer="layout" svg:width="0.66cm" svg:height="1.32cm" svg:x="6.28cm" svg:y="5.785cm">
          <text:p/>
        </draw:rect>
        <draw:frame draw:style-name="gr11" draw:text-style-name="P5" draw:layer="layout" svg:width="2.145cm" svg:height="1.815cm" svg:x="3.97cm" svg:y="5.455cm">
          <draw:text-box>
            <text:p text:style-name="P4"><text:span text:style-name="T1"><text:s text:c="8"/></text:span><text:span text:style-name="T1">On</text:span></text:p>
            <text:p text:style-name="P4"><text:span text:style-name="T1">Power Switch</text:span></text:p>
          </draw:text-box>
        </draw:frame>
        <draw:custom-shape draw:style-name="gr12" draw:text-style-name="P1" draw:layer="layout" svg:width="0.495cm" svg:height="0.495cm" svg:x="5.125cm" svg:y="4.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2" draw:text-style-name="P1" draw:layer="layout" svg:width="0.33cm" svg:height="0.33cm" svg:x="7.27cm" svg:y="10.735cm">
            <text:p/>
          </draw:circle>
          <draw:circle draw:style-name="gr2" draw:text-style-name="P1" draw:layer="layout" svg:width="0.33cm" svg:height="0.33cm" svg:x="7.27cm" svg:y="12.055cm">
            <text:p/>
          </draw:circle>
          <draw:circle draw:style-name="gr2" draw:text-style-name="P1" draw:layer="layout" svg:width="0.33cm" svg:height="0.33cm" svg:x="7.27cm" svg:y="11.395cm">
            <text:p/>
          </draw:circle>
          <draw:circle draw:style-name="gr2" draw:text-style-name="P1" draw:layer="layout" svg:width="0.33cm" svg:height="0.33cm" svg:x="7.27cm" svg:y="10.075cm">
            <text:p/>
          </draw:circle>
        </draw:g>
        <draw:g>
          <draw:circle draw:style-name="gr2" draw:text-style-name="P1" draw:layer="layout" svg:width="0.33cm" svg:height="0.33cm" svg:x="7.93cm" svg:y="10.735cm">
            <text:p/>
          </draw:circle>
          <draw:circle draw:style-name="gr2" draw:text-style-name="P1" draw:layer="layout" svg:width="0.33cm" svg:height="0.33cm" svg:x="7.93cm" svg:y="12.055cm">
            <text:p/>
          </draw:circle>
          <draw:circle draw:style-name="gr2" draw:text-style-name="P1" draw:layer="layout" svg:width="0.33cm" svg:height="0.33cm" svg:x="7.93cm" svg:y="11.395cm">
            <text:p/>
          </draw:circle>
          <draw:circle draw:style-name="gr2" draw:text-style-name="P1" draw:layer="layout" svg:width="0.33cm" svg:height="0.33cm" svg:x="7.93cm" svg:y="10.075cm">
            <text:p/>
          </draw:circle>
        </draw:g>
        <draw:rect draw:style-name="gr13" draw:text-style-name="P1" draw:layer="layout" svg:width="0.66cm" svg:height="2.64cm" svg:x="7.105cm" svg:y="9.91cm">
          <text:p/>
        </draw:rect>
        <draw:rect draw:style-name="gr13" draw:text-style-name="P1" draw:layer="layout" svg:width="0.66cm" svg:height="2.64cm" svg:x="7.765cm" svg:y="9.91cm">
          <text:p/>
        </draw:rect>
        <draw:rect draw:style-name="gr13" draw:text-style-name="P1" draw:layer="layout" svg:width="0.66cm" svg:height="3.96cm" svg:x="6.28cm" svg:y="9.91cm">
          <text:p/>
        </draw:rect>
        <draw:rect draw:style-name="gr13" draw:text-style-name="P1" draw:layer="layout" svg:width="0.66cm" svg:height="3.96cm" svg:x="6.28cm" svg:y="14.365cm">
          <text:p/>
        </draw:rect>
        <draw:rect draw:style-name="gr13" draw:text-style-name="P1" draw:layer="layout" svg:width="0.66cm" svg:height="3.96cm" svg:x="6.28cm" svg:y="14.365cm">
          <text:p/>
        </draw:rect>
        <draw:rect draw:style-name="gr13" draw:text-style-name="P1" draw:layer="layout" svg:width="0.66cm" svg:height="5.28cm" svg:x="14.53cm" svg:y="7.93cm">
          <text:p/>
        </draw:rect>
        <draw:rect draw:style-name="gr13" draw:text-style-name="P1" draw:layer="layout" svg:width="0.66cm" svg:height="5.28cm" svg:x="14.53cm" svg:y="13.21cm">
          <text:p/>
        </draw:rect>
        <draw:custom-shape draw:style-name="gr14" draw:text-style-name="P1" draw:layer="layout" svg:width="0.165cm" svg:height="1.155cm" svg:x="8.59cm" svg:y="9.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165cm" svg:height="1.155cm" svg:x="8.59cm" svg:y="11.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5.235cm" svg:height="0.825cm" svg:x="8.635cm" svg:y="10.075cm">
          <draw:text-box>
            <text:p text:style-name="P4"><text:span text:style-name="T1">CAN termination</text:span></text:p>
          </draw:text-box>
        </draw:frame>
        <draw:frame draw:style-name="gr3" draw:text-style-name="P5" draw:layer="layout" svg:width="5.235cm" svg:height="0.825cm" svg:x="8.635cm" svg:y="11.395cm">
          <draw:text-box>
            <text:p text:style-name="P4"><text:span text:style-name="T1">CAN power</text:span></text:p>
          </draw:text-box>
        </draw:frame>
        <draw:frame draw:style-name="gr3" draw:text-style-name="P5" draw:layer="layout" svg:width="5.235cm" svg:height="0.825cm" svg:x="8.012cm" svg:y="8.897cm">
          <draw:text-box>
            <text:p text:style-name="P4"><text:span text:style-name="T1">CAN connector</text:span></text:p>
          </draw:text-box>
        </draw:frame>
        <draw:frame draw:style-name="gr15" draw:text-style-name="P5" draw:layer="layout" svg:width="3.09cm" svg:height="1.65cm" svg:x="22.33cm" svg:y="10.075cm">
          <draw:text-box>
            <text:p text:style-name="P4"><text:span text:style-name="T1">Used by CAN hardware</text:span></text:p>
          </draw:text-box>
        </draw:frame>
        <draw:line draw:style-name="gr16" draw:text-style-name="P1" draw:layer="layout" svg:x1="8.095cm" svg:y1="9.25cm" svg:x2="7.435cm" svg:y2="9.91cm">
          <text:p/>
        </draw:line>
        <draw:custom-shape draw:style-name="gr14" draw:text-style-name="P1" draw:layer="layout" svg:width="0.495cm" svg:height="2.145cm" svg:x="21.79cm" svg:y="9.7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8" draw:layer="layout" svg:width="16.665cm" svg:height="1.405cm" svg:x="2.408cm" svg:y="19.465cm">
          <draw:text-box>
            <text:p><text:span text:style-name="T1">Ethernet uses Pin9 for chip select.</text:span></text:p>
            <text:p><text:span text:style-name="T1">Servo uses Pin7.. <text:s/></text:span></text:p>
          </draw:text-box>
        </draw:frame>
        <draw:custom-shape draw:style-name="gr14" draw:text-style-name="P1" draw:layer="layout" svg:width="0.33cm" svg:height="3.96cm" svg:x="7.193cm" svg:y="14.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5" draw:layer="layout" svg:width="5.235cm" svg:height="2.325cm" svg:x="7.765cm" svg:y="15.175cm">
          <draw:text-box>
            <text:p text:style-name="P4"><text:span text:style-name="T1">Note: LEDuino analog pins do </text:span><text:span text:style-name="T3">not</text:span><text:span text:style-name="T1"> follow Arduino convention, in that they are reversed. <text:s/></text:span></text:p>
          </draw:text-box>
        </draw:frame>
        <draw:rect draw:style-name="gr19" draw:text-style-name="P9" draw:layer="layout" svg:width="1.32cm" svg:height="1.485cm" svg:x="9.25cm" svg:y="4.96cm">
          <text:p text:style-name="P1"><text:span text:style-name="T4">DCC</text:span></text:p>
          <text:p text:style-name="P1"><text:span text:style-name="T4">Loconet</text:span></text:p>
        </draw:rect>
        <draw:rect draw:style-name="gr20" draw:text-style-name="P10" draw:layer="layout" svg:width="1.32cm" svg:height="1.485cm" svg:x="11.23cm" svg:y="4.96cm">
          <text:p text:style-name="P1"><text:span text:style-name="T5">I2C</text:span></text:p>
        </draw:rect>
        <draw:frame draw:style-name="gr21" draw:text-style-name="P8" draw:layer="layout" svg:width="2.145cm" svg:height="2.131cm" draw:transform="rotate (1.5707963267946) translate (8.769cm 3.31cm)">
          <draw:text-box>
            <text:p><text:span text:style-name="T1">DCC</text:span></text:p>
            <text:p><text:span text:style-name="T1">Gnd</text:span></text:p>
            <text:p><text:span text:style-name="T1">Loconet</text:span></text:p>
            <text:p><text:span text:style-name="T1">DCC</text:span></text:p>
          </draw:text-box>
        </draw:frame>
        <draw:frame draw:style-name="gr21" draw:text-style-name="P8" draw:layer="layout" svg:width="2.31cm" svg:height="2.131cm" draw:transform="rotate (1.5707963267946) translate (11.23cm 3.31cm)">
          <draw:text-box>
            <text:p><text:span text:style-name="T1">I2C SCL</text:span></text:p>
            <text:p><text:span text:style-name="T1">Gnd</text:span></text:p>
            <text:p><text:span text:style-name="T1">Vcc</text:span></text:p>
            <text:p><text:span text:style-name="T1">I2C SDA</text:span></text:p>
          </draw:text-box>
        </draw:frame>
        <draw:line draw:style-name="gr22" draw:text-style-name="P1" draw:layer="layout" svg:x1="9.085cm" svg:y1="3.145cm" svg:x2="9.415cm" svg:y2="4.795cm">
          <text:p/>
        </draw:line>
        <draw:line draw:style-name="gr22" draw:text-style-name="P1" draw:layer="layout" svg:x1="12.88cm" svg:y1="3.145cm" svg:x2="12.55cm" svg:y2="4.795cm">
          <text:p/>
        </draw:line>
        <draw:line draw:style-name="gr22" draw:text-style-name="P1" draw:layer="layout" svg:x1="12.55cm" svg:y1="3.145cm" svg:x2="12.22cm" svg:y2="4.795cm">
          <text:p/>
        </draw:line>
        <draw:line draw:style-name="gr22" draw:text-style-name="P1" draw:layer="layout" svg:x1="12.055cm" svg:y1="3.145cm" svg:x2="11.89cm" svg:y2="4.795cm">
          <text:p/>
        </draw:line>
        <draw:line draw:style-name="gr22" draw:text-style-name="P1" draw:layer="layout" svg:x1="11.56cm" svg:y1="3.145cm" svg:x2="11.56cm" svg:y2="4.795cm">
          <text:p/>
        </draw:line>
        <draw:line draw:style-name="gr22" draw:text-style-name="P1" draw:layer="layout" svg:x1="10.57cm" svg:y1="3.145cm" svg:x2="10.405cm" svg:y2="4.795cm">
          <text:p/>
        </draw:line>
        <draw:line draw:style-name="gr22" draw:text-style-name="P1" draw:layer="layout" svg:x1="10.075cm" svg:y1="3.145cm" svg:x2="10.075cm" svg:y2="4.795cm">
          <text:p/>
        </draw:line>
        <draw:line draw:style-name="gr22" draw:text-style-name="P1" draw:layer="layout" svg:x1="9.58cm" svg:y1="3.145cm" svg:x2="9.745cm" svg:y2="4.795cm">
          <text:p/>
        </draw:line>
        <draw:frame draw:style-name="gr4" draw:text-style-name="P8" draw:layer="layout" svg:width="0.66cm" svg:height="0.721cm" svg:x="12.385cm" svg:y="4.569cm">
          <draw:text-box>
            <text:p text:style-name="P8"><text:span text:style-name="T1">1</text:span></text:p>
          </draw:text-box>
        </draw:frame>
        <draw:frame draw:style-name="gr4" draw:text-style-name="P8" draw:layer="layout" svg:width="0.66cm" svg:height="0.721cm" svg:x="10.405cm" svg:y="4.569cm">
          <draw:text-box>
            <text:p text:style-name="P8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7-10T12:34:53</meta:creation-date>
    <meta:printed-by>David Harris</meta:printed-by>
    <meta:print-date>2010-07-10T13:16:52</meta:print-date>
    <dc:date>2012-01-08T11:45:24</dc:date>
    <dc:creator>David Harris</dc:creator>
    <meta:editing-duration>PT00H27M29S</meta:editing-duration>
    <meta:editing-cycles>4</meta:editing-cycles>
    <meta:generator>OpenOffice.org/3.2$Unix OpenOffice.org_project/320m18$Build-9502</meta:generator>
    <meta:document-statistic meta:object-count="113"/>
  </office:meta>
</office:document-meta>
</file>